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d89be" officeooo:paragraph-rsid="001d89be"/>
    </style:style>
    <style:style style:name="P2" style:family="paragraph" style:parent-style-name="Standard">
      <style:paragraph-properties fo:break-before="page"/>
      <style:text-properties officeooo:rsid="001d89be" officeooo:paragraph-rsid="001d89be"/>
    </style:style>
    <style:style style:name="P3" style:family="paragraph" style:parent-style-name="Standard">
      <style:paragraph-properties fo:text-align="center" style:justify-single-word="false"/>
      <style:text-properties officeooo:rsid="001d89be" officeooo:paragraph-rsid="001d89be"/>
    </style:style>
    <style:style style:name="P4" style:family="paragraph" style:parent-style-name="Standard">
      <style:paragraph-properties fo:break-before="page"/>
      <style:text-properties officeooo:rsid="001d89be" officeooo:paragraph-rsid="002491fe"/>
    </style:style>
    <style:style style:name="P5" style:family="paragraph" style:parent-style-name="Standard">
      <style:text-properties officeooo:rsid="001d89be" officeooo:paragraph-rsid="002491fe"/>
    </style:style>
    <style:style style:name="P6" style:family="paragraph" style:parent-style-name="Standard">
      <style:text-properties officeooo:rsid="001d89be" officeooo:paragraph-rsid="002516f3"/>
    </style:style>
    <style:style style:name="P7" style:family="paragraph" style:parent-style-name="Standard">
      <style:text-properties officeooo:rsid="001d89be" officeooo:paragraph-rsid="0026c1f0"/>
    </style:style>
    <style:style style:name="P8" style:family="paragraph" style:parent-style-name="Standard">
      <style:text-properties officeooo:rsid="001d89be" officeooo:paragraph-rsid="00281413"/>
    </style:style>
    <style:style style:name="P9" style:family="paragraph" style:parent-style-name="Standard">
      <style:text-properties officeooo:rsid="001d89be" officeooo:paragraph-rsid="0028be89"/>
    </style:style>
    <style:style style:name="P10" style:family="paragraph" style:parent-style-name="Standard">
      <style:text-properties officeooo:rsid="001dad9e" officeooo:paragraph-rsid="001dad9e"/>
    </style:style>
    <style:style style:name="P11" style:family="paragraph" style:parent-style-name="Standard">
      <style:text-properties officeooo:rsid="001dad9e" officeooo:paragraph-rsid="0020d7ab"/>
    </style:style>
    <style:style style:name="P12" style:family="paragraph" style:parent-style-name="Standard">
      <style:paragraph-properties fo:text-align="center" style:justify-single-word="false"/>
      <style:text-properties officeooo:rsid="002287c0" officeooo:paragraph-rsid="002287c0"/>
    </style:style>
    <style:style style:name="P13" style:family="paragraph" style:parent-style-name="Standard">
      <style:paragraph-properties fo:text-align="center" style:justify-single-word="false"/>
      <style:text-properties fo:font-size="16pt" fo:font-weight="bold" officeooo:rsid="001d89be" officeooo:paragraph-rsid="001d89be" style:font-size-asian="16pt" style:font-weight-asian="bold" style:font-size-complex="16pt" style:font-weight-complex="bold"/>
    </style:style>
    <style:style style:name="P14" style:family="paragraph" style:parent-style-name="Standard">
      <style:text-properties fo:font-style="italic" officeooo:rsid="0020d7ab" officeooo:paragraph-rsid="0020d7ab" style:font-style-asian="italic" style:font-style-complex="italic"/>
    </style:style>
    <style:style style:name="P15" style:family="paragraph" style:parent-style-name="Standard">
      <style:text-properties fo:font-style="italic" officeooo:rsid="0020d7ab" officeooo:paragraph-rsid="002491fe" style:font-style-asian="italic" style:font-style-complex="italic"/>
    </style:style>
    <style:style style:name="P16" style:family="paragraph" style:parent-style-name="Standard">
      <style:text-properties officeooo:rsid="0028be89" officeooo:paragraph-rsid="0028be89"/>
    </style:style>
    <style:style style:name="T1" style:family="text">
      <style:text-properties officeooo:rsid="002287c0"/>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491fe" style:font-weight-asian="bold" style:font-weight-complex="bold"/>
    </style:style>
    <style:style style:name="T4" style:family="text">
      <style:text-properties officeooo:rsid="002516f3"/>
    </style:style>
    <style:style style:name="T5" style:family="text">
      <style:text-properties officeooo:rsid="00263f16"/>
    </style:style>
    <style:style style:name="T6" style:family="text">
      <style:text-properties officeooo:rsid="0026c1f0"/>
    </style:style>
    <style:style style:name="T7" style:family="text">
      <style:text-properties officeooo:rsid="00281413"/>
    </style:style>
    <style:style style:name="T8" style:family="text">
      <style:text-properties officeooo:rsid="0028be8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3"/>
      <text:p text:style-name="P13">Enhancing Telecommunications Network Design: Synergies of Multi-Agent AI Pathfinding and Reinforcement Learning</text:p>
      <text:p text:style-name="P3"/>
      <text:p text:style-name="P3"/>
      <text:p text:style-name="P3">Artificial <text:span text:style-name="T1">I</text:span>ntelligence <text:span text:style-name="T1">C</text:span>oursewor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Ally Park</text:p>
      <text:p text:style-name="P12"/>
      <text:p text:style-name="P12">University of Bristol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is report critically evaluates the AI methodologies utilized in the coursework, assessing their efficacy in addressing complex problem-solving scenarios. Moreover, it explores supplementary AI strategies aimed at bolstering decision-making and optimization in addressing complex real-world challenges.</text:p>
      <text:p text:style-name="P2"><text:span text:style-name="T2">Part 1 <text:s text:c="137"/></text:span></text:p>
      <text:p text:style-name="P14"/>
      <text:p text:style-name="P16">The A* search algorithm is implemented to solve the task of finding an optimal path while minimising moves from the agent’s present position to a specified destination(either in type or location). It’s tailored to handle scenarios where the agent may lack sufficient energy to reach the intended endpoint. </text:p>
      <text:p text:style-name="P6"/>
      <text:p text:style-name="P6"/>
      <text:p text:style-name="P6">In such instances, the algorithm dynamically checks if the destination can be reached by visiting the closest charging stations along the way. This adaptive approach ensures effective navigation, considering both energy constraints and access to charging stations throughout the agent's route.</text:p>
      <text:p text:style-name="P6"/>
      <text:p text:style-name="P6"><text:span text:style-name="T4">Although </text:span>A* <text:span text:style-name="T4">algorithm </text:span>might consume more memory compared to algorithms like BFS, especially when dealing with large graphs or complex environments, <text:span text:style-name="T4">this</text:span> heuristic-driven strategy was faster at finding paths in comparison to the initial Breadth First Search (BFS) implementation for the location-specified task. </text:p>
      <text:p text:style-name="P6"/>
      <text:p text:style-name="P7"><text:span text:style-name="T5">Considering </text:span>Genetic Algorithms excel in optimizing solutions in complex and dynamic environments, <text:span text:style-name="T5">i</text:span>n a real-world scenario, <text:span text:style-name="T4">i</text:span>ntegrating a Genetic Algorithm into <text:span text:style-name="T6">A*</text:span> could significantly enhance its capabilities. <text:span text:style-name="T5">O</text:span>ptimizing the A* search with GA could evolve and fine-tune the heuristic based on various factors ensuring it's well-suited for different scenarios. <text:span text:style-name="T6">C</text:span>onsidering factors like energy consumption, distance to charging stations, and potential obstacles, the algorithm can evolve and adapt paths. </text:p>
      <text:p text:style-name="P7"/>
      <text:p text:style-name="P9"><text:span text:style-name="T7">For example, if t</text:span>he algorithm <text:span text:style-name="T7">is used </text:span>for medical robot navigation within a hospital setting, <text:span text:style-name="T7">improved version of A* search with GA</text:span> <text:span text:style-name="T7">will be able to </text:span>efficiently plan routes considering <text:span text:style-name="T8">r</text:span>eal-time data inputs. <text:span text:style-name="T8">It</text:span> <text:span text:style-name="T7">will </text:span>influence adaptive route planning, evolving and adapting its heuristic function and path selection process, <text:span text:style-name="T7">considering factors like </text:span><text:span text:style-name="T8">t</text:span><text:span text:style-name="T7">raffic patterns, </text:span><text:span text:style-name="T8">possible </text:span><text:span text:style-name="T7">obstacles, </text:span><text:span text:style-name="T8">urgency and other dynamic environmental factors </text:span><text:span text:style-name="T7">in the hospital environment.</text:span></text:p>
      <text:p text:style-name="P8"/>
      <text:p text:style-name="P4"><text:span text:style-name="T2">Part </text:span><text:span text:style-name="T3">2</text:span><text:span text:style-name="T2"> <text:s text:c="133"/></text:span></text:p>
      <text:p text:style-name="P15"/>
      <text:p text:style-name="P10"><text:tab/>I adopted a greedy strategy using BFS to find and move optimally to the nearest oracle, a method more efficient than sequentially searching oracles. While faster and less move-intensive, the approach was weak compared to otheres when reaching was needed as the charging station location were unknown. A more optimal, albeit complex solution that solves this issue might involve pre-scanning the grid for all oracles and station and solving a variant of the Travelling Salesman problem, considering energy constraints. The agent’s lack of foresight on travel distance necessiatated an energy hreshold which forces it to wander far from its goal under certain conditions, thus compromising both runtime and move toward optimisation for simplicity.</text:p>
      <text:p text:style-name="P10"/>
      <text:p text:style-name="P10"/>
      <text:p text:style-name="P5"/>
      <text:p text:style-name="P4"><text:span text:style-name="T2">Part </text:span><text:span text:style-name="T3">3</text:span><text:span text:style-name="T2"> <text:s text:c="122"/></text:span></text:p>
      <text:p text:style-name="P15"/>
      <text:p text:style-name="P11"><text:s/><text:tab/>prioritising simplicity, I devised a sequential agent movement strategy towards the goal. Initially, agents with available movement employ a Depth First Search algorithm to locate the exit, forging a path for others. Subsequently, the rest follow this path using the part 1 a* algorithm to locate the exit, forging a path for others. A theoretically better but more complex approach would involve the use of multiple agents to explore multiple paths at a time using DFS pre-exit discovery, and simultaneous movement of all agents along the optimal ptah post-exit discovery. However, I considered the trade-off between complexity and marginal runtime improvement unwarrant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2T20:23:19.187255153</meta:creation-date>
    <meta:generator>LibreOffice/7.3.7.2$Linux_X86_64 LibreOffice_project/30$Build-2</meta:generator>
    <dc:date>2023-12-13T04:56:17.555551715</dc:date>
    <meta:editing-duration>PT3S</meta:editing-duration>
    <meta:editing-cycles>1</meta:editing-cycles>
    <meta:document-statistic meta:table-count="0" meta:image-count="0" meta:object-count="0" meta:page-count="4" meta:paragraph-count="15" meta:word-count="543" meta:character-count="4189" meta:non-whitespace-character-count="3259"/>
  </office:meta>
</office:document-meta>
</file>